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4" style:family="table">
      <style:table-properties style:width="18.221cm" table:align="center" style:writing-mode="lr-tb"/>
    </style:style>
    <style:style style:name="Таблица4.A" style:family="table-column">
      <style:table-column-properties style:column-width="2.194cm"/>
    </style:style>
    <style:style style:name="Таблица4.B" style:family="table-column">
      <style:table-column-properties style:column-width="1.399cm"/>
    </style:style>
    <style:style style:name="Таблица4.C" style:family="table-column">
      <style:table-column-properties style:column-width="1.803cm"/>
    </style:style>
    <style:style style:name="Таблица4.D" style:family="table-column">
      <style:table-column-properties style:column-width="1.905cm"/>
    </style:style>
    <style:style style:name="Таблица4.E" style:family="table-column">
      <style:table-column-properties style:column-width="2.196cm"/>
    </style:style>
    <style:style style:name="Таблица4.F" style:family="table-column">
      <style:table-column-properties style:column-width="2.593cm"/>
    </style:style>
    <style:style style:name="Таблица4.G" style:family="table-column">
      <style:table-column-properties style:column-width="1.799cm"/>
    </style:style>
    <style:style style:name="Таблица4.H" style:family="table-column">
      <style:table-column-properties style:column-width="2.011cm"/>
    </style:style>
    <style:style style:name="Таблица4.I" style:family="table-column">
      <style:table-column-properties style:column-width="2.321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H1" style:family="table-cell">
      <style:table-cell-properties style:vertical-align="middle" fo:padding="0.097cm" fo:border="0.002cm solid #000000"/>
    </style:style>
    <style:style style:name="Таблица4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loext:contextual-spacing="false" fo:margin-top="0.212cm" fo:margin-bottom="0cm" fo:line-height="150%">
        <style:tab-stops>
          <style:tab-stop style:position="6.001cm"/>
        </style:tab-stops>
      </style:paragraph-properties>
    </style:style>
    <style:style style:name="P6" style:family="paragraph" style:parent-style-name="Standard">
      <style:paragraph-properties loext:contextual-spacing="false" fo:margin-left="2.501cm" fo:margin-right="0cm" fo:margin-top="0cm" fo:margin-bottom="0cm" fo:line-height="100%" fo:text-indent="0cm" style:auto-text-indent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  <style:text-properties fo:font-size="12pt" style:font-size-asian="12pt"/>
    </style:style>
    <style:style style:name="P9" style:family="paragraph" style:parent-style-name="Standard">
      <style:paragraph-properties loext:contextual-spacing="false" fo:margin-top="0cm" fo:margin-bottom="0cm" fo:line-height="100%"/>
    </style:style>
    <style:style style:name="P10" style:family="paragraph" style:parent-style-name="Standard">
      <style:paragraph-properties loext:contextual-spacing="false" fo:margin-top="0cm" fo:margin-bottom="0cm" fo:line-height="100%">
        <style:tab-stops>
          <style:tab-stop style:position="11.753cm"/>
        </style:tab-stops>
      </style:paragraph-properties>
    </style:style>
    <style:style style:name="P11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loext:contextual-spacing="false" fo:margin-top="0cm" fo:margin-bottom="0cm" fo:line-height="100%"/>
      <style:text-properties style:font-size-complex="13pt"/>
    </style:style>
    <style:style style:name="P14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15" style:family="paragraph" style:parent-style-name="Contents_20_1">
      <style:paragraph-properties loext:contextual-spacing="false" fo:margin-top="0cm" fo:margin-bottom="0cm" fo:line-height="100%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indent="0.501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/>
    </style:style>
    <style:style style:name="P18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1.886cm" fo:margin-right="0cm" fo:margin-top="0cm" fo:margin-bottom="0cm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0" style:family="paragraph" style:parent-style-name="Text_20_body" style:master-page-name="">
      <style:paragraph-properties loext:contextual-spacing="false" fo:margin-left="1.3cm" fo:margin-right="0.199cm" fo:margin-top="0cm" fo:margin-bottom="0.423cm" fo:line-height="100%" fo:text-align="justify" style:justify-single-word="false" fo:orphans="2" fo:widows="2" fo:hyphenation-ladder-count="no-limit" fo:text-indent="-0.801cm" style:auto-text-indent="false" style:page-number="auto" fo:background-color="transparent" style:writing-mode="lr-tb">
        <style:background-image/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1" style:family="paragraph" style:parent-style-name="Основной">
      <style:paragraph-properties loext:contextual-spacing="false" fo:margin-left="0cm" fo:margin-right="0cm" fo:margin-top="0cm" fo:margin-bottom="0cm" fo:line-height="100%" fo:text-indent="0cm" style:auto-text-indent="false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fo:language="en" fo:country="US" fo:background-color="transparen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language="ru" fo:country="RU" fo:background-color="transparen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27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8" style:family="paragraph" style:parent-style-name="Standard" style:list-style-name="WW8Num3">
      <style:paragraph-properties loext:contextual-spacing="false" fo:margin-top="0cm" fo:margin-bottom="0cm" fo:line-height="100%"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29" style:family="paragraph" style:parent-style-name="Standard" style:list-style-name="WW8Num2">
      <style:paragraph-properties loext:contextual-spacing="false" fo:margin-top="0cm" fo:margin-bottom="0cm" fo:line-height="100%" fo:text-align="justify" style:justify-single-word="false">
        <style:tab-stops>
          <style:tab-stop style:position="2cm"/>
        </style:tab-stops>
      </style:paragraph-properties>
    </style:style>
    <style:style style:name="P30" style:family="paragraph" style:parent-style-name="Heading_20_1">
      <style:paragraph-properties loext:contextual-spacing="false" fo:margin-top="0.423cm" fo:margin-bottom="0cm"/>
    </style:style>
    <style:style style:name="P31" style:family="paragraph" style:parent-style-name="Heading_20_5">
      <style:paragraph-properties loext:contextual-spacing="false" fo:margin-top="0cm" fo:margin-bottom="0cm" fo:line-height="100%"/>
    </style:style>
    <style:style style:name="P32" style:family="paragraph" style:parent-style-name="Heading_20_5">
      <style:paragraph-properties loext:contextual-spacing="false" fo:margin-top="0.847cm" fo:margin-bottom="0cm"/>
    </style:style>
    <style:style style:name="P33" style:family="paragraph" style:parent-style-name="Heading_20_5">
      <style:paragraph-properties loext:contextual-spacing="false" fo:margin-top="0.423cm" fo:margin-bottom="0cm"/>
    </style:style>
    <style:style style:name="P34" style:family="paragraph" style:parent-style-name="Основной" style:master-page-name="Standard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style:text-underline-style="solid" style:text-underline-width="auto" style:text-underline-color="font-color" style:font-size-asian="12pt"/>
    </style:style>
    <style:style style:name="T8" style:family="text">
      <style:text-properties fo:font-size="12pt" fo:language="ru" fo:country="RU" style:font-size-asian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size-complex="13pt"/>
    </style:style>
    <style:style style:name="T1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2" style:family="text">
      <style:text-properties style:text-position="super 58%" style:font-name="Times New Roman" fo:language="ru" fo:country="RU" style:font-name-asian="Times New Roman" style:font-name-complex="Times New Roman"/>
    </style:style>
    <style:style style:name="T13" style:family="text">
      <style:text-properties style:text-position="super 58%" style:font-name="Times New Roman1" fo:language="ru" fo:country="RU" style:font-name-asian="Times New Roman" style:font-name-complex="Times New Roman"/>
    </style:style>
    <style:style style:name="T14" style:family="text">
      <style:text-properties fo:font-weight="normal" style:font-weight-asian="normal" style:font-size-complex="12pt"/>
    </style:style>
    <style:style style:name="T15" style:family="text">
      <style:text-properties style:font-size-complex="13pt"/>
    </style:style>
    <style:style style:name="T16" style:family="text">
      <style:text-properties style:font-size-complex="12pt"/>
    </style:style>
    <style:style style:name="T17" style:family="text">
      <style:text-properties style:text-position="sub 58%" style:font-name="Times New Roman" fo:language="ru" fo:country="RU" style:font-name-asian="Times New Roman" style:font-name-complex="Times New Roman"/>
    </style:style>
    <style:style style:name="T18" style:family="text">
      <style:text-properties style:text-position="sub 58%" style:font-name="Times New Roman" fo:language="en" fo:country="US"/>
    </style:style>
    <style:style style:name="T19" style:family="text">
      <style:text-properties style:text-position="sub 58%" style:font-name="Times New Roman" fo:language="en" fo:country="US" style:font-name-asian="Times New Roman" style:font-name-complex="Times New Roman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style:font-name="Times New Roman1" fo:language="en" fo:country="US" style:font-name-asian="Times New Roman" style:font-name-complex="Times New Roman"/>
    </style:style>
    <style:style style:name="T22" style:family="text">
      <style:text-properties style:text-position="sub 58%" style:font-name="Times New Roman1" style:font-name-asian="Times New Roman" style:font-name-complex="Times New Roman"/>
    </style:style>
    <style:style style:name="T23" style:family="text">
      <style:text-properties fo:color="#000000" style:font-name="Times New Roman1" style:font-name-asian="Times New Roman" style:font-name-complex="Times New Roman"/>
    </style:style>
    <style:style style:name="T24" style:family="text">
      <style:text-properties fo:color="#000000" style:font-name-asian="Times New Roman" style:font-name-complex="Times New Roman"/>
    </style:style>
    <style:style style:name="T25" style:family="text">
      <style:text-properties fo:color="#000000" style:text-position="super 58%" style:font-name="Times New Roman" fo:background-color="transparent" style:font-name-asian="Times New Roman" style:font-name-complex="Times New Roman" loext:char-shading-value="0"/>
    </style:style>
    <style:style style:name="T26" style:family="text">
      <style:text-properties fo:color="#000000" style:text-position="0% 100%" style:font-name="Times New Roman" fo:background-color="transparent" style:font-name-asian="Times New Roman" style:font-name-complex="Times New Roman" loext:char-shading-value="0"/>
    </style:style>
    <style:style style:name="T27" style:family="text">
      <style:text-properties fo:color="#000000" style:font-name="Times New Roman"/>
    </style:style>
    <style:style style:name="T28" style:family="text">
      <style:text-properties fo:color="#000000" style:font-name="Times New Roman" style:font-name-asian="Times New Roman" style:font-name-complex="Times New Roman"/>
    </style:style>
    <style:style style:name="T29" style:family="text">
      <style:text-properties fo:color="#000000" style:font-name="Times New Roman" fo:background-color="transparent" style:font-name-asian="Times New Roman" style:font-name-complex="Times New Roman" loext:char-shading-value="0"/>
    </style:style>
    <style:style style:name="T30" style:family="text">
      <style:text-properties fo:color="#000000" style:font-name="Times New Roman" style:text-underline-style="solid" style:text-underline-width="auto" style:text-underline-color="font-color"/>
    </style:style>
    <style:style style:name="T31" style:family="text">
      <style:text-properties fo:color="#000000" style:font-name="Times New Roman" style:text-underline-style="solid" style:text-underline-width="auto" style:text-underline-color="font-color" style:font-name-asian="Times New Roman" style:font-name-complex="Times New Roman"/>
    </style:style>
    <style:style style:name="T32" style:family="text">
      <style:text-properties style:font-name="Times New Roman1" style:font-name-asian="Times New Roman" style:font-name-complex="Times New Roman"/>
    </style:style>
    <style:style style:name="T33" style:family="text">
      <style:text-properties style:font-name="Times New Roman1" fo:language="ru" fo:country="RU"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font-name="Times New Roman1" fo:font-style="italic" style:font-name-asian="Times New Roman" style:font-style-asian="italic" style:font-name-complex="Times New Roman" style:font-style-complex="italic"/>
    </style:style>
    <style:style style:name="T35" style:family="text">
      <style:text-properties fo:language="ru" fo:country="RU"/>
    </style:style>
    <style:style style:name="T36" style:family="text">
      <style:text-properties style:text-position="0% 100%" style:font-name="Times New Roman" fo:language="en" fo:country="US"/>
    </style:style>
    <style:style style:name="T37" style:family="text">
      <style:text-properties style:text-position="0% 100%" style:font-name="Times New Roman" fo:language="en" fo:country="US" style:font-name-asian="Times New Roman" style:font-name-complex="Times New Roman"/>
    </style:style>
    <style:style style:name="T38" style:family="text">
      <style:text-properties style:text-position="0% 100%" style:font-name="Times New Roman" fo:language="ru" fo:country="RU" style:font-name-asian="Times New Roman" style:font-name-complex="Times New Roman"/>
    </style:style>
    <style:style style:name="T39" style:family="text">
      <style:text-properties style:text-position="0% 100%" style:font-name="Times New Roman1" fo:language="ru" fo:country="RU" style:font-name-asian="Times New Roman" style:font-name-complex="Times New Roman"/>
    </style:style>
    <style:style style:name="T40" style:family="text">
      <style:text-properties style:text-position="0% 100%" style:font-name="Times New Roman1" fo:language="ru" fo:country="RU" fo:font-style="italic" style:font-name-asian="Times New Roman" style:font-style-asian="italic" style:font-name-complex="Times New Roman" style:font-style-complex="italic"/>
    </style:style>
    <style:style style:name="T41" style:family="text">
      <style:text-properties style:text-position="0% 100%" style:font-name="Times New Roman1" fo:language="en" fo:country="US"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ПОВЕРКИ</text:p>
      <text:p text:style-name="P12">Измерителя-сигнализатора СРК-АТ2327</text:p>
      <text:p text:style-name="P10"><text:span text:style-name="T2">Зав. № </text:span><text:span text:style-name="T3">$srk_num$</text:span></text:p>
      <text:p text:style-name="P11">принадлежащего _______________________</text:p>
      <text:p text:style-name="P6"/>
      <text:p text:style-name="P21"><text:span text:style-name="T1">Поверка проводилась</text:span> ___________________________________________________________</text:p>
      <text:p text:style-name="P15"><text:tab/>поверочный орган</text:p>
      <text:p text:style-name="P11">Условия поверки:</text:p>
      <text:p text:style-name="P7"><text:span text:style-name="T2">температура </text:span><text:span text:style-name="T7"><text:s text:c="10"/></text:span><text:span text:style-name="T4">20 </text:span><text:span text:style-name="T11"></text:span><text:span text:style-name="T7">С;</text:span><text:span text:style-name="T2"> <text:tab/><text:tab/> <text:s/>влажность </text:span><text:span text:style-name="T7"><text:s text:c="10"/>75 %;</text:span></text:p>
      <text:p text:style-name="P7"><text:span text:style-name="T2">атмосферное давление <text:s/></text:span><text:span text:style-name="T7"><text:s/>99 кПа</text:span><text:span text:style-name="T2">;</text:span></text:p>
      <text:p text:style-name="P7"><text:span text:style-name="T2">внешний фон гамма-излучения <text:s/></text:span><text:span text:style-name="T7"><text:s text:c="2"/>0,08 мкЗв/ч</text:span><text:span text:style-name="T2">;</text:span></text:p>
      <text:p text:style-name="P8"/>
      <text:h text:style-name="P31" text:outline-level="5"><text:span text:style-name="T2">1</text:span><text:span text:style-name="T3">.</text:span><text:span text:style-name="T2"><text:tab/></text:span>Средства поверки</text:h>
      <text:p text:style-name="P9"/>
      <text:p text:style-name="P16">а)<text:tab/>Эталонные средства измерений:</text:p>
      <text:list xml:id="list1956157843031681173" text:style-name="WW8Num3">
        <text:list-item>
          <text:p text:style-name="P28"><text:span text:style-name="T27">установка </text:span><text:span text:style-name="T30">УПН-АТ140 №001</text:span><text:span text:style-name="T27"> с комплектом плутоний-бериллиевых источников быстрых нейтронов ИБН-8-6 №010, ИБН-8-3 №027 и с погрешностью аттестации </text:span><text:span text:style-name="T23">±</text:span><text:span text:style-name="T28">5%, <text:s text:c="3"/></text:span><text:span text:style-name="T31">св. № 210-1508/18 от 06.11.2018 ВНИИМ</text:span><text:span text:style-name="T28">; диапазон измерения мощности дозы нейтронного излучения от </text:span><text:span text:style-name="T29">1·10</text:span><text:span text:style-name="T25">-4</text:span><text:span text:style-name="T26"> </text:span><text:span text:style-name="T26">до 10 мЗв/ч; <text:s/>диапазон измерения п</text:span><text:span text:style-name="T29">лотности потока нейтронного излучения от 0,1 до 10</text:span><text:span text:style-name="T25">4</text:span><text:span text:style-name="T29"> с</text:span><text:span text:style-name="T25">-1</text:span><text:span text:style-name="T29">·см</text:span><text:span text:style-name="T25">-2</text:span><text:span text:style-name="T26">.</text:span></text:p>
        </text:list-item>
      </text:list>
      <text:p text:style-name="P17"><text:span text:style-name="T6">б)<text:tab/>Оборудование</text:span><text:span text:style-name="T5">:</text:span></text:p>
      <text:list xml:id="list8565845113228855619" text:style-name="WW8Num2">
        <text:list-item>
          <text:p text:style-name="P29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19"/>
      <text:h text:style-name="P31" text:outline-level="5"><text:span text:style-name="T15">2</text:span><text:span text:style-name="T10">.</text:span><text:span text:style-name="T15"><text:tab/>Поверка блоков детектирования</text:span></text:h>
      <text:p text:style-name="P13"/>
      <text:p text:style-name="P18">а) <text:tab/>Внешний осмотр и опробование БД:</text:p>
      <text:list xml:id="list29469833" text:continue-numbering="true" text:style-name="WW8Num2">
        <text:list-item>
          <text:p text:style-name="P27">документация ________________________________________________________________</text:p>
        </text:list-item>
        <text:list-item>
          <text:p text:style-name="P27">отсутствие механических повреждений __________________________________________</text:p>
        </text:list-item>
        <text:list-item>
          <text:p text:style-name="P27">наличие четких маркировочных надписей на БД и контрольном источнике ____________</text:p>
        </text:list-item>
        <text:list-item>
          <text:p text:style-name="P27">контроль работоспособности ___________________________________________________</text:p>
          <text:p text:style-name="P27"/>
        </text:list-item>
      </text:list>
      <text:p text:style-name="P20">б)<text:tab/>Определение основной относительной погрешности измерения плотности потока нейтронного излучения прибора с БДКН-02</text:p>
      <text:p text:style-name="P14">Блок детектирования БДКН-02 зав № <text:span text:style-name="T9">$bd_num$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row>
          <table:table-cell table:style-name="Таблица4.A1" table:number-rows-spanned="2" office:value-type="string">
            <text:p text:style-name="P22">Плотность потока в </text:p>
            <text:p text:style-name="P22"><text:span text:style-name="T9">i-</text:span><text:span text:style-name="T35">й конт-рольной точке, </text:span></text:p>
            <text:p text:style-name="P22"><text:span text:style-name="T33">φ</text:span><text:span text:style-name="T17">0</text:span><text:span text:style-name="T19">i</text:span><text:span text:style-name="T37">, </text:span><text:span text:style-name="T38">с</text:span><text:span text:style-name="T12">-1</text:span><text:span text:style-name="T39">·см</text:span><text:span text:style-name="T13">-2</text:span><text:span text:style-name="T35"> </text:span></text:p>
          </table:table-cell>
          <table:table-cell table:style-name="Таблица4.A1" table:number-rows-spanned="2" office:value-type="string">
            <text:p text:style-name="P22">№ источ-ника</text:p>
          </table:table-cell>
          <table:table-cell table:style-name="Таблица4.A1" table:number-rows-spanned="2" office:value-type="string">
            <text:p text:style-name="P22">Расстоя-ние до источ-ника </text:p>
            <text:p text:style-name="P22"><text:span text:style-name="T9">R, </text:span><text:span text:style-name="T35">м</text:span></text:p>
          </table:table-cell>
          <table:table-cell table:style-name="Таблица4.A1" table:number-rows-spanned="2" office:value-type="string">
            <text:p text:style-name="P22">Значение коэффи-циента <text:span text:style-name="T9">B(R)</text:span><text:span text:style-name="T20">i</text:span></text:p>
          </table:table-cell>
          <table:table-cell table:style-name="Таблица4.A1" table:number-rows-spanned="2" office:value-type="string">
            <text:p text:style-name="P22">Показания прибора в контроль-ной точке, <text:span text:style-name="T33">φ</text:span><text:span text:style-name="T19">i</text:span><text:span text:style-name="T37">, </text:span><text:span text:style-name="T38">с</text:span><text:span text:style-name="T12">-1</text:span><text:span text:style-name="T39">·см</text:span><text:span text:style-name="T13">-2</text:span><text:span text:style-name="T35"> </text:span></text:p>
          </table:table-cell>
          <table:table-cell table:style-name="Таблица4.A1" table:number-rows-spanned="2" office:value-type="string">
            <text:p text:style-name="P22">Результат измерения плотности потока в контрольной точке, <text:span text:style-name="T33">φ</text:span><text:span text:style-name="T17">пр</text:span><text:span text:style-name="T19">i</text:span><text:span text:style-name="T38"> </text:span><text:span text:style-name="T38">= </text:span><text:span text:style-name="T40">φ</text:span><text:span text:style-name="T17">эф</text:span><text:span text:style-name="T19">i</text:span><text:span text:style-name="T37"> </text:span><text:span text:style-name="T39">·</text:span><text:span text:style-name="T41">B(R)</text:span><text:span text:style-name="T21">i</text:span></text:p>
          </table:table-cell>
          <table:table-cell table:style-name="Таблица4.A1" table:number-rows-spanned="2" office:value-type="string">
            <text:p text:style-name="P22">Относи-тельная погреш-ность измере-ния </text:p>
            <text:p text:style-name="P22"><text:span text:style-name="T34">θ</text:span><text:span text:style-name="T22">пр</text:span><text:span text:style-name="T21">i</text:span><text:span text:style-name="T41">, %</text:span></text:p>
          </table:table-cell>
          <table:table-cell table:style-name="Таблица4.H1" table:number-columns-spanned="2" office:value-type="string">
            <text:p text:style-name="P22">Доверительная граница основной погрешности, <text:span text:style-name="T32">Δ</text:span><text:span text:style-name="T18">i</text:span><text:span text:style-name="T36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H2" office:value-type="string">
            <text:p text:style-name="P22">при поверке</text:p>
          </table:table-cell>
          <table:table-cell table:style-name="Таблица4.I2" office:value-type="string">
            <text:p text:style-name="P22">по ТУ</text:p>
          </table:table-cell>
        </table:table-row>
        <table:table-row>
          <table:table-cell table:style-name="Таблица4.H2" office:value-type="string">
            <text:p text:style-name="P22">фон</text:p>
          </table:table-cell>
          <table:table-cell table:style-name="Таблица4.H2" office:value-type="string">
            <text:p text:style-name="P22"/>
          </table:table-cell>
          <table:table-cell table:style-name="Таблица4.H2" office:value-type="string">
            <text:p text:style-name="P22">2</text:p>
          </table:table-cell>
          <table:table-cell table:style-name="Таблица4.H2" office:value-type="string">
            <text:p text:style-name="P22"/>
          </table:table-cell>
          <table:table-cell table:style-name="Таблица4.H2" office:value-type="string">
            <text:p text:style-name="P23">$k1$</text:p>
          </table:table-cell>
          <table:table-cell table:style-name="Таблица4.H2" office:value-type="string">
            <text:p text:style-name="P22"/>
          </table:table-cell>
          <table:table-cell table:style-name="Таблица4.H2" office:value-type="string">
            <text:p text:style-name="P22"/>
          </table:table-cell>
          <table:table-cell table:style-name="Таблица4.H2" office:value-type="string">
            <text:p text:style-name="P22"/>
          </table:table-cell>
          <table:table-cell table:style-name="Таблица4.I2" table:number-rows-spanned="5" office:value-type="string">
            <text:p text:style-name="P4"><text:span text:style-name="T23">±</text:span><text:span text:style-name="T23">20</text:span><text:span text:style-name="T24">%</text:span></text:p>
          </table:table-cell>
        </table:table-row>
        <table:table-row>
          <table:table-cell table:style-name="Таблица4.H2" office:value-type="string">
            <text:p text:style-name="P22">1,0-10 (5,9)</text:p>
          </table:table-cell>
          <table:table-cell table:style-name="Таблица4.H2" office:value-type="string">
            <text:p text:style-name="P22">ИБ<text:span text:style-name="T35">Н-8-3</text:span></text:p>
          </table:table-cell>
          <table:table-cell table:style-name="Таблица4.H2" office:value-type="string">
            <text:p text:style-name="P22">2</text:p>
          </table:table-cell>
          <table:table-cell table:style-name="Таблица4.H2" office:value-type="string">
            <text:p text:style-name="P22">0,600</text:p>
          </table:table-cell>
          <table:table-cell table:style-name="Таблица4.H2" office:value-type="string">
            <text:p text:style-name="P24">$k<text:span text:style-name="T35">2</text:span>$</text:p>
          </table:table-cell>
          <table:table-cell table:style-name="Таблица4.H2" office:value-type="string">
            <text:p text:style-name="P24">$k<text:span text:style-name="T35">6</text:span>$</text:p>
          </table:table-cell>
          <table:table-cell table:style-name="Таблица4.H2" office:value-type="string">
            <text:p text:style-name="P25">$k10$</text:p>
          </table:table-cell>
          <table:table-cell table:style-name="Таблица4.H2" office:value-type="string">
            <text:p text:style-name="P25">$k14$</text:p>
          </table:table-cell>
          <table:covered-table-cell/>
        </table:table-row>
        <table:table-row>
          <table:table-cell table:style-name="Таблица4.H2" office:value-type="string">
            <text:p text:style-name="P22">20-100 (57)</text:p>
          </table:table-cell>
          <table:table-cell table:style-name="Таблица4.H2" office:value-type="string">
            <text:p text:style-name="P22">ИБ<text:span text:style-name="T35">Н-8-6</text:span></text:p>
          </table:table-cell>
          <table:table-cell table:style-name="Таблица4.H2" office:value-type="string">
            <text:p text:style-name="P22">2</text:p>
          </table:table-cell>
          <table:table-cell table:style-name="Таблица4.H2" office:value-type="string">
            <text:p text:style-name="P22">0,600</text:p>
          </table:table-cell>
          <table:table-cell table:style-name="Таблица4.H2" office:value-type="string">
            <text:p text:style-name="P24">$k<text:span text:style-name="T35">3</text:span>$</text:p>
          </table:table-cell>
          <table:table-cell table:style-name="Таблица4.H2" office:value-type="string">
            <text:p text:style-name="P24">$k<text:span text:style-name="T35">7</text:span>$</text:p>
          </table:table-cell>
          <table:table-cell table:style-name="Таблица4.H2" office:value-type="string">
            <text:p text:style-name="P24">$k1<text:span text:style-name="T35">1</text:span>$</text:p>
          </table:table-cell>
          <table:table-cell table:style-name="Таблица4.H2" office:value-type="string">
            <text:p text:style-name="P25">$k15$</text:p>
          </table:table-cell>
          <table:covered-table-cell/>
        </table:table-row>
        <table:table-row>
          <table:table-cell table:style-name="Таблица4.H2" office:value-type="string">
            <text:p text:style-name="P22">2<text:span text:style-name="T39">·10</text:span><text:span text:style-name="T13">2</text:span><text:span text:style-name="T39">-10</text:span><text:span text:style-name="T13">3</text:span><text:span text:style-name="T39"> </text:span><text:span text:style-name="T39">(235)</text:span></text:p>
          </table:table-cell>
          <table:table-cell table:style-name="Таблица4.H2" office:value-type="string">
            <text:p text:style-name="P22">ИБ<text:span text:style-name="T35">Н-8-6</text:span></text:p>
          </table:table-cell>
          <table:table-cell table:style-name="Таблица4.H2" office:value-type="string">
            <text:p text:style-name="P22">1</text:p>
          </table:table-cell>
          <table:table-cell table:style-name="Таблица4.H2" office:value-type="string">
            <text:p text:style-name="P22">0,863</text:p>
          </table:table-cell>
          <table:table-cell table:style-name="Таблица4.H2" office:value-type="string">
            <text:p text:style-name="P23">$k<text:span text:style-name="T35">4</text:span>$</text:p>
          </table:table-cell>
          <table:table-cell table:style-name="Таблица4.H2" office:value-type="string">
            <text:p text:style-name="P23">$k<text:span text:style-name="T35">8</text:span>$</text:p>
          </table:table-cell>
          <table:table-cell table:style-name="Таблица4.H2" office:value-type="string">
            <text:p text:style-name="P23">$k1<text:span text:style-name="T35">2</text:span>$</text:p>
          </table:table-cell>
          <table:table-cell table:style-name="Таблица4.H2" office:value-type="string">
            <text:p text:style-name="P26">$k16<text:span text:style-name="T9">$</text:span></text:p>
          </table:table-cell>
          <table:covered-table-cell/>
        </table:table-row>
        <table:table-row>
          <table:table-cell table:style-name="Таблица4.H2" office:value-type="string">
            <text:p text:style-name="P22">2<text:span text:style-name="T39">·10</text:span><text:span text:style-name="T13">3</text:span><text:span text:style-name="T39">-10</text:span><text:span text:style-name="T13">4</text:span><text:span text:style-name="T39"> </text:span><text:span text:style-name="T39">(1019)</text:span></text:p>
          </table:table-cell>
          <table:table-cell table:style-name="Таблица4.H2" office:value-type="string">
            <text:p text:style-name="P22">ИБ<text:span text:style-name="T35">Н-8-6</text:span></text:p>
          </table:table-cell>
          <table:table-cell table:style-name="Таблица4.H2" office:value-type="string">
            <text:p text:style-name="P22">0,5</text:p>
          </table:table-cell>
          <table:table-cell table:style-name="Таблица4.H2" office:value-type="string">
            <text:p text:style-name="P22">0,957</text:p>
          </table:table-cell>
          <table:table-cell table:style-name="Таблица4.H2" office:value-type="string">
            <text:p text:style-name="P23">$k<text:span text:style-name="T35">5</text:span>$</text:p>
          </table:table-cell>
          <table:table-cell table:style-name="Таблица4.H2" office:value-type="string">
            <text:p text:style-name="P23">$k<text:span text:style-name="T35">9</text:span>$</text:p>
          </table:table-cell>
          <table:table-cell table:style-name="Таблица4.H2" office:value-type="string">
            <text:p text:style-name="P26">$k13$</text:p>
          </table:table-cell>
          <table:table-cell table:style-name="Таблица4.H2" office:value-type="string">
            <text:p text:style-name="P26">$k17$</text:p>
          </table:table-cell>
          <table:covered-table-cell/>
        </table:table-row>
      </table:table>
      <text:h text:style-name="P32" text:outline-level="5"><text:soft-page-break/>3<text:span text:style-name="T9">.</text:span><text:tab/>Выводы</text:h>
      <text:p text:style-name="P2">____________________________________________________________________________________</text:p>
      <text:p text:style-name="P2">____________________________________________________________________________________</text:p>
      <text:p text:style-name="P2">____________________________________________________________________________________</text:p>
      <text:h text:style-name="P30" text:outline-level="1"><text:span text:style-name="T16">Клеймо</text:span><text:span text:style-name="T14">-</text:span><text:span text:style-name="T16">наклейка<text:tab/>__________________________________________________________________</text:span></text:h>
      <text:h text:style-name="P33" text:outline-level="5">Свидетельство<text:tab/>_____________________________________________________________</text:h>
      <text:p text:style-name="P1">(извещение о непригодности)</text:p>
      <text:p text:style-name="P1"/>
      <text:p text:style-name="P3">Поверку провел ____________<text:tab/> (________________)</text:p>
      <text:p text:style-name="P5"><text:span text:style-name="T2"><text:tab/><text:tab/>“___”_____________20_</text:span><text:span text:style-name="T3">__</text:span><text:span text:style-name="T8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1.39cm" fo:margin-right="1.3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9-03-30T09:27:44.74</dc:date>
    <meta:editing-cycles>43</meta:editing-cycles>
    <meta:editing-duration>PT7H48M53S</meta:editing-duration>
    <meta:generator>OpenOffice/4.1.6$Win32 OpenOffice.org_project/416m1$Build-9790</meta:generator>
    <dc:creator>Squorpikkor </dc:creator>
    <meta:document-statistic meta:table-count="1" meta:image-count="0" meta:object-count="0" meta:page-count="2" meta:paragraph-count="82" meta:word-count="262" meta:character-count="2506"/>
    <meta:user-defined meta:name="MTWinEqns" meta:value-type="boolean">true</meta:user-defined>
  </office:meta>
</office:document-meta>
</file>